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NPN Vbe</text:p>
          </table:table-cell>
          <table:table-cell table:style-name="ce1" office:value-type="string" calcext:value-type="string">
            <text:p>PNP Vbe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B$1]+([.A2]-[.A$15])*0.0064" office:value-type="float" office:value="9.584" calcext:value-type="float">
            <text:p>9.584</text:p>
          </table:table-cell>
          <table:table-cell table:formula="of:=[.C$1]+([.A2]-[.A$15])*0.0064" office:value-type="float" office:value="99.584" calcext:value-type="float">
            <text:p>99.584</text:p>
          </table:table-cell>
          <table:table-cell table:formula="of:=([.C2]-[.C$15])/[.C$15]" office:value-type="percentage" office:value="-0.00415999999999997" calcext:value-type="percentage">
            <text:p>-0.42%</text:p>
          </table:table-cell>
          <table:table-cell table:formula="of:=[.E3]-2*([.A3]-[.A2])" office:value-type="float" office:value="530" calcext:value-type="float">
            <text:p>530</text:p>
          </table:table-cell>
          <table:table-cell table:formula="of:=[.F3]-2*([.A3]-[.A2])" office:value-type="float" office:value="630" calcext:value-type="float">
            <text:p>630</text:p>
          </table:table-cell>
          <table:table-cell table:formula="of:=([.G$1]-0.001*([.$E2]+[.$F2]))" office:value-type="float" office:value="2.14" calcext:value-type="float">
            <text:p>2.14</text:p>
          </table:table-cell>
          <table:table-cell table:formula="of:=([.H$1]-0.001*([.$E2]+[.$F2]))" office:value-type="float" office:value="3.84" calcext:value-type="float">
            <text:p>3.84</text:p>
          </table:table-cell>
          <table:table-cell table:formula="of:=([.I$1]-0.001*([.$E2]+[.$F2]))" office:value-type="float" office:value="10.84" calcext:value-type="float">
            <text:p>10.84</text:p>
          </table:table-cell>
          <table:table-cell table:formula="of:=([.G2]-[.G$18])/[.G$18]" office:value-type="percentage" office:value="0.175824175824176" calcext:value-type="percentage">
            <text:p>17.58%</text:p>
          </table:table-cell>
          <table:table-cell table:formula="of:=([.H2]-[.H$18])/[.H$18]" office:value-type="percentage" office:value="0.0909090909090909" calcext:value-type="percentage">
            <text:p>9.09%</text:p>
          </table:table-cell>
          <table:table-cell table:formula="of:=([.I2]-[.I$18])/[.I$18]" office:value-type="percentage" office:value="0.0304182509505704" calcext:value-type="percentage">
            <text:p>3.04%</text:p>
          </table:table-cell>
        </table:table-row>
        <table:table-row table:style-name="ro1">
          <table:table-cell table:formula="of:=[.A2]+5" office:value-type="float" office:value="-35" calcext:value-type="float">
            <text:p>-35</text:p>
          </table:table-cell>
          <table:table-cell table:formula="of:=[.B$1]+([.A3]-[.A$15])*0.0064" office:value-type="float" office:value="9.616" calcext:value-type="float">
            <text:p>9.616</text:p>
          </table:table-cell>
          <table:table-cell table:formula="of:=[.C$1]+([.A3]-[.A$15])*0.0064" office:value-type="float" office:value="99.616" calcext:value-type="float">
            <text:p>99.616</text:p>
          </table:table-cell>
          <table:table-cell table:formula="of:=([.C3]-[.C$15])/[.C$15]" office:value-type="percentage" office:value="-0.00384" calcext:value-type="percentage">
            <text:p>-0.38%</text:p>
          </table:table-cell>
          <table:table-cell table:formula="of:=[.E4]-2*([.A4]-[.A3])" office:value-type="float" office:value="540" calcext:value-type="float">
            <text:p>540</text:p>
          </table:table-cell>
          <table:table-cell table:formula="of:=[.F4]-2*([.A4]-[.A3])" office:value-type="float" office:value="640" calcext:value-type="float">
            <text:p>640</text:p>
          </table:table-cell>
          <table:table-cell table:formula="of:=([.G$1]-0.001*([.$E3]+[.$F3]))" office:value-type="float" office:value="2.12" calcext:value-type="float">
            <text:p>2.12</text:p>
          </table:table-cell>
          <table:table-cell table:formula="of:=([.H$1]-0.001*([.$E3]+[.$F3]))" office:value-type="float" office:value="3.82" calcext:value-type="float">
            <text:p>3.82</text:p>
          </table:table-cell>
          <table:table-cell table:formula="of:=([.I$1]-0.001*([.$E3]+[.$F3]))" office:value-type="float" office:value="10.82" calcext:value-type="float">
            <text:p>10.82</text:p>
          </table:table-cell>
          <table:table-cell table:formula="of:=([.G3]-[.G$18])/[.G$18]" office:value-type="percentage" office:value="0.164835164835165" calcext:value-type="percentage">
            <text:p>16.48%</text:p>
          </table:table-cell>
          <table:table-cell table:formula="of:=([.H3]-[.H$18])/[.H$18]" office:value-type="percentage" office:value="0.0852272727272728" calcext:value-type="percentage">
            <text:p>8.52%</text:p>
          </table:table-cell>
          <table:table-cell table:formula="of:=([.I3]-[.I$18])/[.I$18]" office:value-type="percentage" office:value="0.0285171102661598" calcext:value-type="percentage">
            <text:p>2.85%</text:p>
          </table:table-cell>
        </table:table-row>
        <table:table-row table:style-name="ro1">
          <table:table-cell table:formula="of:=[.A3]+5" office:value-type="float" office:value="-30" calcext:value-type="float">
            <text:p>-30</text:p>
          </table:table-cell>
          <table:table-cell table:formula="of:=[.B$1]+([.A4]-[.A$15])*0.0064" office:value-type="float" office:value="9.648" calcext:value-type="float">
            <text:p>9.648</text:p>
          </table:table-cell>
          <table:table-cell table:formula="of:=[.C$1]+([.A4]-[.A$15])*0.0064" office:value-type="float" office:value="99.648" calcext:value-type="float">
            <text:p>99.648</text:p>
          </table:table-cell>
          <table:table-cell table:formula="of:=([.C4]-[.C$15])/[.C$15]" office:value-type="percentage" office:value="-0.00352000000000004" calcext:value-type="percentage">
            <text:p>-0.35%</text:p>
          </table:table-cell>
          <table:table-cell table:formula="of:=[.E5]-2*([.A5]-[.A4])" office:value-type="float" office:value="550" calcext:value-type="float">
            <text:p>550</text:p>
          </table:table-cell>
          <table:table-cell table:formula="of:=[.F5]-2*([.A5]-[.A4])" office:value-type="float" office:value="650" calcext:value-type="float">
            <text:p>650</text:p>
          </table:table-cell>
          <table:table-cell table:formula="of:=([.G$1]-0.001*([.$E4]+[.$F4]))" office:value-type="float" office:value="2.1" calcext:value-type="float">
            <text:p>2.1</text:p>
          </table:table-cell>
          <table:table-cell table:formula="of:=([.H$1]-0.001*([.$E4]+[.$F4]))" office:value-type="float" office:value="3.8" calcext:value-type="float">
            <text:p>3.8</text:p>
          </table:table-cell>
          <table:table-cell table:formula="of:=([.I$1]-0.001*([.$E4]+[.$F4]))" office:value-type="float" office:value="10.8" calcext:value-type="float">
            <text:p>10.8</text:p>
          </table:table-cell>
          <table:table-cell table:formula="of:=([.G4]-[.G$18])/[.G$18]" office:value-type="percentage" office:value="0.153846153846154" calcext:value-type="percentage">
            <text:p>15.38%</text:p>
          </table:table-cell>
          <table:table-cell table:formula="of:=([.H4]-[.H$18])/[.H$18]" office:value-type="percentage" office:value="0.0795454545454545" calcext:value-type="percentage">
            <text:p>7.95%</text:p>
          </table:table-cell>
          <table:table-cell table:formula="of:=([.I4]-[.I$18])/[.I$18]" office:value-type="percentage" office:value="0.0266159695817492" calcext:value-type="percentage">
            <text:p>2.66%</text:p>
          </table:table-cell>
        </table:table-row>
        <table:table-row table:style-name="ro1">
          <table:table-cell table:formula="of:=[.A4]+5" office:value-type="float" office:value="-25" calcext:value-type="float">
            <text:p>-25</text:p>
          </table:table-cell>
          <table:table-cell table:formula="of:=[.B$1]+([.A5]-[.A$15])*0.0064" office:value-type="float" office:value="9.68" calcext:value-type="float">
            <text:p>9.68</text:p>
          </table:table-cell>
          <table:table-cell table:formula="of:=[.C$1]+([.A5]-[.A$15])*0.0064" office:value-type="float" office:value="99.68" calcext:value-type="float">
            <text:p>99.68</text:p>
          </table:table-cell>
          <table:table-cell table:formula="of:=([.C5]-[.C$15])/[.C$15]" office:value-type="percentage" office:value="-0.00319999999999993" calcext:value-type="percentage">
            <text:p>-0.32%</text:p>
          </table:table-cell>
          <table:table-cell table:formula="of:=[.E6]-2*([.A6]-[.A5])" office:value-type="float" office:value="560" calcext:value-type="float">
            <text:p>560</text:p>
          </table:table-cell>
          <table:table-cell table:formula="of:=[.F6]-2*([.A6]-[.A5])" office:value-type="float" office:value="660" calcext:value-type="float">
            <text:p>660</text:p>
          </table:table-cell>
          <table:table-cell table:formula="of:=([.G$1]-0.001*([.$E5]+[.$F5]))" office:value-type="float" office:value="2.08" calcext:value-type="float">
            <text:p>2.08</text:p>
          </table:table-cell>
          <table:table-cell table:formula="of:=([.H$1]-0.001*([.$E5]+[.$F5]))" office:value-type="float" office:value="3.78" calcext:value-type="float">
            <text:p>3.78</text:p>
          </table:table-cell>
          <table:table-cell table:formula="of:=([.I$1]-0.001*([.$E5]+[.$F5]))" office:value-type="float" office:value="10.78" calcext:value-type="float">
            <text:p>10.78</text:p>
          </table:table-cell>
          <table:table-cell table:formula="of:=([.G5]-[.G$18])/[.G$18]" office:value-type="percentage" office:value="0.142857142857143" calcext:value-type="percentage">
            <text:p>14.29%</text:p>
          </table:table-cell>
          <table:table-cell table:formula="of:=([.H5]-[.H$18])/[.H$18]" office:value-type="percentage" office:value="0.0738636363636364" calcext:value-type="percentage">
            <text:p>7.39%</text:p>
          </table:table-cell>
          <table:table-cell table:formula="of:=([.I5]-[.I$18])/[.I$18]" office:value-type="percentage" office:value="0.0247148288973384" calcext:value-type="percentage">
            <text:p>2.47%</text:p>
          </table:table-cell>
        </table:table-row>
        <table:table-row table:style-name="ro1">
          <table:table-cell table:formula="of:=[.A5]+5" office:value-type="float" office:value="-20" calcext:value-type="float">
            <text:p>-20</text:p>
          </table:table-cell>
          <table:table-cell table:formula="of:=[.B$1]+([.A6]-[.A$15])*0.0064" office:value-type="float" office:value="9.712" calcext:value-type="float">
            <text:p>9.712</text:p>
          </table:table-cell>
          <table:table-cell table:formula="of:=[.C$1]+([.A6]-[.A$15])*0.0064" office:value-type="float" office:value="99.712" calcext:value-type="float">
            <text:p>99.712</text:p>
          </table:table-cell>
          <table:table-cell table:formula="of:=([.C6]-[.C$15])/[.C$15]" office:value-type="percentage" office:value="-0.00287999999999997" calcext:value-type="percentage">
            <text:p>-0.29%</text:p>
          </table:table-cell>
          <table:table-cell table:formula="of:=[.E7]-2*([.A7]-[.A6])" office:value-type="float" office:value="570" calcext:value-type="float">
            <text:p>570</text:p>
          </table:table-cell>
          <table:table-cell table:formula="of:=[.F7]-2*([.A7]-[.A6])" office:value-type="float" office:value="670" calcext:value-type="float">
            <text:p>670</text:p>
          </table:table-cell>
          <table:table-cell table:formula="of:=([.G$1]-0.001*([.$E6]+[.$F6]))" office:value-type="float" office:value="2.06" calcext:value-type="float">
            <text:p>2.06</text:p>
          </table:table-cell>
          <table:table-cell table:formula="of:=([.H$1]-0.001*([.$E6]+[.$F6]))" office:value-type="float" office:value="3.76" calcext:value-type="float">
            <text:p>3.76</text:p>
          </table:table-cell>
          <table:table-cell table:formula="of:=([.I$1]-0.001*([.$E6]+[.$F6]))" office:value-type="float" office:value="10.76" calcext:value-type="float">
            <text:p>10.76</text:p>
          </table:table-cell>
          <table:table-cell table:formula="of:=([.G6]-[.G$18])/[.G$18]" office:value-type="percentage" office:value="0.131868131868132" calcext:value-type="percentage">
            <text:p>13.19%</text:p>
          </table:table-cell>
          <table:table-cell table:formula="of:=([.H6]-[.H$18])/[.H$18]" office:value-type="percentage" office:value="0.0681818181818181" calcext:value-type="percentage">
            <text:p>6.82%</text:p>
          </table:table-cell>
          <table:table-cell table:formula="of:=([.I6]-[.I$18])/[.I$18]" office:value-type="percentage" office:value="0.0228136882129278" calcext:value-type="percentage">
            <text:p>2.28%</text:p>
          </table:table-cell>
        </table:table-row>
        <table:table-row table:style-name="ro1">
          <table:table-cell table:formula="of:=[.A6]+5" office:value-type="float" office:value="-15" calcext:value-type="float">
            <text:p>-15</text:p>
          </table:table-cell>
          <table:table-cell table:formula="of:=[.B$1]+([.A7]-[.A$15])*0.0064" office:value-type="float" office:value="9.744" calcext:value-type="float">
            <text:p>9.744</text:p>
          </table:table-cell>
          <table:table-cell table:formula="of:=[.C$1]+([.A7]-[.A$15])*0.0064" office:value-type="float" office:value="99.744" calcext:value-type="float">
            <text:p>99.744</text:p>
          </table:table-cell>
          <table:table-cell table:formula="of:=([.C7]-[.C$15])/[.C$15]" office:value-type="percentage" office:value="-0.00256" calcext:value-type="percentage">
            <text:p>-0.26%</text:p>
          </table:table-cell>
          <table:table-cell table:formula="of:=[.E8]-2*([.A8]-[.A7])" office:value-type="float" office:value="580" calcext:value-type="float">
            <text:p>580</text:p>
          </table:table-cell>
          <table:table-cell table:formula="of:=[.F8]-2*([.A8]-[.A7])" office:value-type="float" office:value="680" calcext:value-type="float">
            <text:p>680</text:p>
          </table:table-cell>
          <table:table-cell table:formula="of:=([.G$1]-0.001*([.$E7]+[.$F7]))" office:value-type="float" office:value="2.04" calcext:value-type="float">
            <text:p>2.04</text:p>
          </table:table-cell>
          <table:table-cell table:formula="of:=([.H$1]-0.001*([.$E7]+[.$F7]))" office:value-type="float" office:value="3.74" calcext:value-type="float">
            <text:p>3.74</text:p>
          </table:table-cell>
          <table:table-cell table:formula="of:=([.I$1]-0.001*([.$E7]+[.$F7]))" office:value-type="float" office:value="10.74" calcext:value-type="float">
            <text:p>10.74</text:p>
          </table:table-cell>
          <table:table-cell table:formula="of:=([.G7]-[.G$18])/[.G$18]" office:value-type="percentage" office:value="0.120879120879121" calcext:value-type="percentage">
            <text:p>12.09%</text:p>
          </table:table-cell>
          <table:table-cell table:formula="of:=([.H7]-[.H$18])/[.H$18]" office:value-type="percentage" office:value="0.0625000000000001" calcext:value-type="percentage">
            <text:p>6.25%</text:p>
          </table:table-cell>
          <table:table-cell table:formula="of:=([.I7]-[.I$18])/[.I$18]" office:value-type="percentage" office:value="0.0209125475285172" calcext:value-type="percentage">
            <text:p>2.09%</text:p>
          </table:table-cell>
        </table:table-row>
        <table:table-row table:style-name="ro1">
          <table:table-cell table:formula="of:=[.A7]+5" office:value-type="float" office:value="-10" calcext:value-type="float">
            <text:p>-10</text:p>
          </table:table-cell>
          <table:table-cell table:formula="of:=[.B$1]+([.A8]-[.A$15])*0.0064" office:value-type="float" office:value="9.776" calcext:value-type="float">
            <text:p>9.776</text:p>
          </table:table-cell>
          <table:table-cell table:formula="of:=[.C$1]+([.A8]-[.A$15])*0.0064" office:value-type="float" office:value="99.776" calcext:value-type="float">
            <text:p>99.776</text:p>
          </table:table-cell>
          <table:table-cell table:formula="of:=([.C8]-[.C$15])/[.C$15]" office:value-type="percentage" office:value="-0.00224000000000004" calcext:value-type="percentage">
            <text:p>-0.22%</text:p>
          </table:table-cell>
          <table:table-cell table:formula="of:=[.E9]-2*([.A9]-[.A8])" office:value-type="float" office:value="590" calcext:value-type="float">
            <text:p>590</text:p>
          </table:table-cell>
          <table:table-cell table:formula="of:=[.F9]-2*([.A9]-[.A8])" office:value-type="float" office:value="690" calcext:value-type="float">
            <text:p>690</text:p>
          </table:table-cell>
          <table:table-cell table:formula="of:=([.G$1]-0.001*([.$E8]+[.$F8]))" office:value-type="float" office:value="2.02" calcext:value-type="float">
            <text:p>2.02</text:p>
          </table:table-cell>
          <table:table-cell table:formula="of:=([.H$1]-0.001*([.$E8]+[.$F8]))" office:value-type="float" office:value="3.72" calcext:value-type="float">
            <text:p>3.72</text:p>
          </table:table-cell>
          <table:table-cell table:formula="of:=([.I$1]-0.001*([.$E8]+[.$F8]))" office:value-type="float" office:value="10.72" calcext:value-type="float">
            <text:p>10.72</text:p>
          </table:table-cell>
          <table:table-cell table:formula="of:=([.G8]-[.G$18])/[.G$18]" office:value-type="percentage" office:value="0.10989010989011" calcext:value-type="percentage">
            <text:p>10.99%</text:p>
          </table:table-cell>
          <table:table-cell table:formula="of:=([.H8]-[.H$18])/[.H$18]" office:value-type="percentage" office:value="0.0568181818181817" calcext:value-type="percentage">
            <text:p>5.68%</text:p>
          </table:table-cell>
          <table:table-cell table:formula="of:=([.I8]-[.I$18])/[.I$18]" office:value-type="percentage" office:value="0.0190114068441066" calcext:value-type="percentage">
            <text:p>1.90%</text:p>
          </table:table-cell>
        </table:table-row>
        <table:table-row table:style-name="ro1">
          <table:table-cell table:formula="of:=[.A8]+5" office:value-type="float" office:value="-5" calcext:value-type="float">
            <text:p>-5</text:p>
          </table:table-cell>
          <table:table-cell table:formula="of:=[.B$1]+([.A9]-[.A$15])*0.0064" office:value-type="float" office:value="9.808" calcext:value-type="float">
            <text:p>9.808</text:p>
          </table:table-cell>
          <table:table-cell table:formula="of:=[.C$1]+([.A9]-[.A$15])*0.0064" office:value-type="float" office:value="99.808" calcext:value-type="float">
            <text:p>99.808</text:p>
          </table:table-cell>
          <table:table-cell table:formula="of:=([.C9]-[.C$15])/[.C$15]" office:value-type="percentage" office:value="-0.00191999999999993" calcext:value-type="percentage">
            <text:p>-0.19%</text:p>
          </table:table-cell>
          <table:table-cell table:formula="of:=[.E10]-2*([.A10]-[.A9])" office:value-type="float" office:value="600" calcext:value-type="float">
            <text:p>600</text:p>
          </table:table-cell>
          <table:table-cell table:formula="of:=[.F10]-2*([.A10]-[.A9])" office:value-type="float" office:value="700" calcext:value-type="float">
            <text:p>700</text:p>
          </table:table-cell>
          <table:table-cell table:formula="of:=([.G$1]-0.001*([.$E9]+[.$F9]))" office:value-type="float" office:value="2" calcext:value-type="float">
            <text:p>2</text:p>
          </table:table-cell>
          <table:table-cell table:formula="of:=([.H$1]-0.001*([.$E9]+[.$F9]))" office:value-type="float" office:value="3.7" calcext:value-type="float">
            <text:p>3.7</text:p>
          </table:table-cell>
          <table:table-cell table:formula="of:=([.I$1]-0.001*([.$E9]+[.$F9]))" office:value-type="float" office:value="10.7" calcext:value-type="float">
            <text:p>10.7</text:p>
          </table:table-cell>
          <table:table-cell table:formula="of:=([.G9]-[.G$18])/[.G$18]" office:value-type="percentage" office:value="0.0989010989010989" calcext:value-type="percentage">
            <text:p>9.89%</text:p>
          </table:table-cell>
          <table:table-cell table:formula="of:=([.H9]-[.H$18])/[.H$18]" office:value-type="percentage" office:value="0.0511363636363637" calcext:value-type="percentage">
            <text:p>5.11%</text:p>
          </table:table-cell>
          <table:table-cell table:formula="of:=([.I9]-[.I$18])/[.I$18]" office:value-type="percentage" office:value="0.0171102661596958" calcext:value-type="percentage">
            <text:p>1.71%</text:p>
          </table:table-cell>
        </table:table-row>
        <table:table-row table:style-name="ro1">
          <table:table-cell table:formula="of:=[.A9]+5" office:value-type="float" office:value="0" calcext:value-type="float">
            <text:p>0</text:p>
          </table:table-cell>
          <table:table-cell table:formula="of:=[.B$1]+([.A10]-[.A$15])*0.0064" office:value-type="float" office:value="9.84" calcext:value-type="float">
            <text:p>9.84</text:p>
          </table:table-cell>
          <table:table-cell table:formula="of:=[.C$1]+([.A10]-[.A$15])*0.0064" office:value-type="float" office:value="99.84" calcext:value-type="float">
            <text:p>99.84</text:p>
          </table:table-cell>
          <table:table-cell table:formula="of:=([.C10]-[.C$15])/[.C$15]" office:value-type="percentage" office:value="-0.00159999999999997" calcext:value-type="percentage">
            <text:p>-0.16%</text:p>
          </table:table-cell>
          <table:table-cell table:formula="of:=[.E11]-2*([.A11]-[.A10])" office:value-type="float" office:value="610" calcext:value-type="float">
            <text:p>610</text:p>
          </table:table-cell>
          <table:table-cell table:formula="of:=[.F11]-2*([.A11]-[.A10])" office:value-type="float" office:value="710" calcext:value-type="float">
            <text:p>710</text:p>
          </table:table-cell>
          <table:table-cell table:formula="of:=([.G$1]-0.001*([.$E10]+[.$F10]))" office:value-type="float" office:value="1.98" calcext:value-type="float">
            <text:p>1.98</text:p>
          </table:table-cell>
          <table:table-cell table:formula="of:=([.H$1]-0.001*([.$E10]+[.$F10]))" office:value-type="float" office:value="3.68" calcext:value-type="float">
            <text:p>3.68</text:p>
          </table:table-cell>
          <table:table-cell table:formula="of:=([.I$1]-0.001*([.$E10]+[.$F10]))" office:value-type="float" office:value="10.68" calcext:value-type="float">
            <text:p>10.68</text:p>
          </table:table-cell>
          <table:table-cell table:formula="of:=([.G10]-[.G$18])/[.G$18]" office:value-type="percentage" office:value="0.0879120879120879" calcext:value-type="percentage">
            <text:p>8.79%</text:p>
          </table:table-cell>
          <table:table-cell table:formula="of:=([.H10]-[.H$18])/[.H$18]" office:value-type="percentage" office:value="0.0454545454545454" calcext:value-type="percentage">
            <text:p>4.55%</text:p>
          </table:table-cell>
          <table:table-cell table:formula="of:=([.I10]-[.I$18])/[.I$18]" office:value-type="percentage" office:value="0.0152091254752852" calcext:value-type="percentage">
            <text:p>1.52%</text:p>
          </table:table-cell>
        </table:table-row>
        <table:table-row table:style-name="ro1">
          <table:table-cell table:formula="of:=[.A10]+5" office:value-type="float" office:value="5" calcext:value-type="float">
            <text:p>5</text:p>
          </table:table-cell>
          <table:table-cell table:formula="of:=[.B$1]+([.A11]-[.A$15])*0.0064" office:value-type="float" office:value="9.872" calcext:value-type="float">
            <text:p>9.872</text:p>
          </table:table-cell>
          <table:table-cell table:formula="of:=[.C$1]+([.A11]-[.A$15])*0.0064" office:value-type="float" office:value="99.872" calcext:value-type="float">
            <text:p>99.872</text:p>
          </table:table-cell>
          <table:table-cell table:formula="of:=([.C11]-[.C$15])/[.C$15]" office:value-type="percentage" office:value="-0.00128" calcext:value-type="percentage">
            <text:p>-0.13%</text:p>
          </table:table-cell>
          <table:table-cell table:formula="of:=[.E12]-2*([.A12]-[.A11])" office:value-type="float" office:value="620" calcext:value-type="float">
            <text:p>620</text:p>
          </table:table-cell>
          <table:table-cell table:formula="of:=[.F12]-2*([.A12]-[.A11])" office:value-type="float" office:value="720" calcext:value-type="float">
            <text:p>720</text:p>
          </table:table-cell>
          <table:table-cell table:formula="of:=([.G$1]-0.001*([.$E11]+[.$F11]))" office:value-type="float" office:value="1.96" calcext:value-type="float">
            <text:p>1.96</text:p>
          </table:table-cell>
          <table:table-cell table:formula="of:=([.H$1]-0.001*([.$E11]+[.$F11]))" office:value-type="float" office:value="3.66" calcext:value-type="float">
            <text:p>3.66</text:p>
          </table:table-cell>
          <table:table-cell table:formula="of:=([.I$1]-0.001*([.$E11]+[.$F11]))" office:value-type="float" office:value="10.66" calcext:value-type="float">
            <text:p>10.66</text:p>
          </table:table-cell>
          <table:table-cell table:formula="of:=([.G11]-[.G$18])/[.G$18]" office:value-type="percentage" office:value="0.0769230769230769" calcext:value-type="percentage">
            <text:p>7.69%</text:p>
          </table:table-cell>
          <table:table-cell table:formula="of:=([.H11]-[.H$18])/[.H$18]" office:value-type="percentage" office:value="0.0397727272727273" calcext:value-type="percentage">
            <text:p>3.98%</text:p>
          </table:table-cell>
          <table:table-cell table:formula="of:=([.I11]-[.I$18])/[.I$18]" office:value-type="percentage" office:value="0.0133079847908746" calcext:value-type="percentage">
            <text:p>1.33%</text:p>
          </table:table-cell>
        </table:table-row>
        <table:table-row table:style-name="ro1">
          <table:table-cell table:formula="of:=[.A11]+5" office:value-type="float" office:value="10" calcext:value-type="float">
            <text:p>10</text:p>
          </table:table-cell>
          <table:table-cell table:formula="of:=[.B$1]+([.A12]-[.A$15])*0.0064" office:value-type="float" office:value="9.904" calcext:value-type="float">
            <text:p>9.904</text:p>
          </table:table-cell>
          <table:table-cell table:formula="of:=[.C$1]+([.A12]-[.A$15])*0.0064" office:value-type="float" office:value="99.904" calcext:value-type="float">
            <text:p>99.904</text:p>
          </table:table-cell>
          <table:table-cell table:formula="of:=([.C12]-[.C$15])/[.C$15]" office:value-type="percentage" office:value="-0.000960000000000036" calcext:value-type="percentage">
            <text:p>-0.10%</text:p>
          </table:table-cell>
          <table:table-cell table:formula="of:=[.E13]-2*([.A13]-[.A12])" office:value-type="float" office:value="630" calcext:value-type="float">
            <text:p>630</text:p>
          </table:table-cell>
          <table:table-cell table:formula="of:=[.F13]-2*([.A13]-[.A12])" office:value-type="float" office:value="730" calcext:value-type="float">
            <text:p>730</text:p>
          </table:table-cell>
          <table:table-cell table:formula="of:=([.G$1]-0.001*([.$E12]+[.$F12]))" office:value-type="float" office:value="1.94" calcext:value-type="float">
            <text:p>1.94</text:p>
          </table:table-cell>
          <table:table-cell table:formula="of:=([.H$1]-0.001*([.$E12]+[.$F12]))" office:value-type="float" office:value="3.64" calcext:value-type="float">
            <text:p>3.64</text:p>
          </table:table-cell>
          <table:table-cell table:formula="of:=([.I$1]-0.001*([.$E12]+[.$F12]))" office:value-type="float" office:value="10.64" calcext:value-type="float">
            <text:p>10.64</text:p>
          </table:table-cell>
          <table:table-cell table:formula="of:=([.G12]-[.G$18])/[.G$18]" office:value-type="percentage" office:value="0.0659340659340659" calcext:value-type="percentage">
            <text:p>6.59%</text:p>
          </table:table-cell>
          <table:table-cell table:formula="of:=([.H12]-[.H$18])/[.H$18]" office:value-type="percentage" office:value="0.034090909090909" calcext:value-type="percentage">
            <text:p>3.41%</text:p>
          </table:table-cell>
          <table:table-cell table:formula="of:=([.I12]-[.I$18])/[.I$18]" office:value-type="percentage" office:value="0.011406844106464" calcext:value-type="percentage">
            <text:p>1.14%</text:p>
          </table:table-cell>
        </table:table-row>
        <table:table-row table:style-name="ro1">
          <table:table-cell table:formula="of:=[.A12]+5" office:value-type="float" office:value="15" calcext:value-type="float">
            <text:p>15</text:p>
          </table:table-cell>
          <table:table-cell table:formula="of:=[.B$1]+([.A13]-[.A$15])*0.0064" office:value-type="float" office:value="9.936" calcext:value-type="float">
            <text:p>9.936</text:p>
          </table:table-cell>
          <table:table-cell table:formula="of:=[.C$1]+([.A13]-[.A$15])*0.0064" office:value-type="float" office:value="99.936" calcext:value-type="float">
            <text:p>99.936</text:p>
          </table:table-cell>
          <table:table-cell table:formula="of:=([.C13]-[.C$15])/[.C$15]" office:value-type="percentage" office:value="-0.000639999999999929" calcext:value-type="percentage">
            <text:p>-0.06%</text:p>
          </table:table-cell>
          <table:table-cell table:formula="of:=[.E14]-2*([.A14]-[.A13])" office:value-type="float" office:value="640" calcext:value-type="float">
            <text:p>640</text:p>
          </table:table-cell>
          <table:table-cell table:formula="of:=[.F14]-2*([.A14]-[.A13])" office:value-type="float" office:value="740" calcext:value-type="float">
            <text:p>740</text:p>
          </table:table-cell>
          <table:table-cell table:formula="of:=([.G$1]-0.001*([.$E13]+[.$F13]))" office:value-type="float" office:value="1.92" calcext:value-type="float">
            <text:p>1.92</text:p>
          </table:table-cell>
          <table:table-cell table:formula="of:=([.H$1]-0.001*([.$E13]+[.$F13]))" office:value-type="float" office:value="3.62" calcext:value-type="float">
            <text:p>3.62</text:p>
          </table:table-cell>
          <table:table-cell table:formula="of:=([.I$1]-0.001*([.$E13]+[.$F13]))" office:value-type="float" office:value="10.62" calcext:value-type="float">
            <text:p>10.62</text:p>
          </table:table-cell>
          <table:table-cell table:formula="of:=([.G13]-[.G$18])/[.G$18]" office:value-type="percentage" office:value="0.0549450549450549" calcext:value-type="percentage">
            <text:p>5.49%</text:p>
          </table:table-cell>
          <table:table-cell table:formula="of:=([.H13]-[.H$18])/[.H$18]" office:value-type="percentage" office:value="0.0284090909090909" calcext:value-type="percentage">
            <text:p>2.84%</text:p>
          </table:table-cell>
          <table:table-cell table:formula="of:=([.I13]-[.I$18])/[.I$18]" office:value-type="percentage" office:value="0.0095057034220532" calcext:value-type="percentage">
            <text:p>0.95%</text:p>
          </table:table-cell>
        </table:table-row>
        <table:table-row table:style-name="ro1">
          <table:table-cell table:formula="of:=[.A13]+5" office:value-type="float" office:value="20" calcext:value-type="float">
            <text:p>20</text:p>
          </table:table-cell>
          <table:table-cell table:formula="of:=[.B$1]+([.A14]-[.A$15])*0.0064" office:value-type="float" office:value="9.968" calcext:value-type="float">
            <text:p>9.968</text:p>
          </table:table-cell>
          <table:table-cell table:formula="of:=[.C$1]+([.A14]-[.A$15])*0.0064" office:value-type="float" office:value="99.968" calcext:value-type="float">
            <text:p>99.968</text:p>
          </table:table-cell>
          <table:table-cell table:formula="of:=([.C14]-[.C$15])/[.C$15]" office:value-type="percentage" office:value="-0.000319999999999965" calcext:value-type="percentage">
            <text:p>-0.03%</text:p>
          </table:table-cell>
          <table:table-cell table:formula="of:=[.E15]-2*([.A15]-[.A14])" office:value-type="float" office:value="650" calcext:value-type="float">
            <text:p>650</text:p>
          </table:table-cell>
          <table:table-cell table:formula="of:=[.F15]-2*([.A15]-[.A14])" office:value-type="float" office:value="750" calcext:value-type="float">
            <text:p>750</text:p>
          </table:table-cell>
          <table:table-cell table:formula="of:=([.G$1]-0.001*([.$E14]+[.$F14]))" office:value-type="float" office:value="1.9" calcext:value-type="float">
            <text:p>1.9</text:p>
          </table:table-cell>
          <table:table-cell table:formula="of:=([.H$1]-0.001*([.$E14]+[.$F14]))" office:value-type="float" office:value="3.6" calcext:value-type="float">
            <text:p>3.6</text:p>
          </table:table-cell>
          <table:table-cell table:formula="of:=([.I$1]-0.001*([.$E14]+[.$F14]))" office:value-type="float" office:value="10.6" calcext:value-type="float">
            <text:p>10.6</text:p>
          </table:table-cell>
          <table:table-cell table:formula="of:=([.G14]-[.G$18])/[.G$18]" office:value-type="percentage" office:value="0.0439560439560439" calcext:value-type="percentage">
            <text:p>4.40%</text:p>
          </table:table-cell>
          <table:table-cell table:formula="of:=([.H14]-[.H$18])/[.H$18]" office:value-type="percentage" office:value="0.0227272727272726" calcext:value-type="percentage">
            <text:p>2.27%</text:p>
          </table:table-cell>
          <table:table-cell table:formula="of:=([.I14]-[.I$18])/[.I$18]" office:value-type="percentage" office:value="0.00760456273764259" calcext:value-type="percentage">
            <text:p>0.76%</text:p>
          </table:table-cell>
        </table:table-row>
        <table:table-row table:style-name="ro1">
          <table:table-cell table:formula="of:=[.A14]+5" office:value-type="float" office:value="25" calcext:value-type="float">
            <text:p>25</text:p>
          </table:table-cell>
          <table:table-cell table:formula="of:=[.B$1]+([.A15]-[.A$15])*0.006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([.C15]-[.C$15])/[.C$15]" office:value-type="percentage" office:value="0" calcext:value-type="percentage">
            <text:p>0.00%</text:p>
          </table:table-cell>
          <table:table-cell office:value-type="float" office:value="660" calcext:value-type="float">
            <text:p>660</text:p>
          </table:table-cell>
          <table:table-cell office:value-type="float" office:value="760" calcext:value-type="float">
            <text:p>760</text:p>
          </table:table-cell>
          <table:table-cell table:formula="of:=([.G$1]-0.001*([.$E15]+[.$F15]))" office:value-type="float" office:value="1.88" calcext:value-type="float">
            <text:p>1.88</text:p>
          </table:table-cell>
          <table:table-cell table:formula="of:=([.H$1]-0.001*([.$E15]+[.$F15]))" office:value-type="float" office:value="3.58" calcext:value-type="float">
            <text:p>3.58</text:p>
          </table:table-cell>
          <table:table-cell table:formula="of:=([.I$1]-0.001*([.$E15]+[.$F15]))" office:value-type="float" office:value="10.58" calcext:value-type="float">
            <text:p>10.58</text:p>
          </table:table-cell>
          <table:table-cell table:formula="of:=([.G15]-[.G$18])/[.G$18]" office:value-type="percentage" office:value="0.032967032967033" calcext:value-type="percentage">
            <text:p>3.30%</text:p>
          </table:table-cell>
          <table:table-cell table:formula="of:=([.H15]-[.H$18])/[.H$18]" office:value-type="percentage" office:value="0.0170454545454546" calcext:value-type="percentage">
            <text:p>1.70%</text:p>
          </table:table-cell>
          <table:table-cell table:formula="of:=([.I15]-[.I$18])/[.I$18]" office:value-type="percentage" office:value="0.00570342205323199" calcext:value-type="percentage">
            <text:p>0.57%</text:p>
          </table:table-cell>
        </table:table-row>
        <table:table-row table:style-name="ro1">
          <table:table-cell table:formula="of:=[.A15]+5" office:value-type="float" office:value="30" calcext:value-type="float">
            <text:p>30</text:p>
          </table:table-cell>
          <table:table-cell table:formula="of:=[.B$1]+([.A16]-[.A$15])*0.0064" office:value-type="float" office:value="10.032" calcext:value-type="float">
            <text:p>10.032</text:p>
          </table:table-cell>
          <table:table-cell table:formula="of:=[.C$1]+([.A16]-[.A$15])*0.0064" office:value-type="float" office:value="100.032" calcext:value-type="float">
            <text:p>100.032</text:p>
          </table:table-cell>
          <table:table-cell table:formula="of:=([.C16]-[.C$15])/[.C$15]" office:value-type="percentage" office:value="0.000319999999999965" calcext:value-type="percentage">
            <text:p>0.03%</text:p>
          </table:table-cell>
          <table:table-cell table:formula="of:=[.E15]-2*([.A16]-[.A17])" office:value-type="float" office:value="670" calcext:value-type="float">
            <text:p>670</text:p>
          </table:table-cell>
          <table:table-cell table:formula="of:=[.F15]-2*([.A16]-[.A17])" office:value-type="float" office:value="770" calcext:value-type="float">
            <text:p>770</text:p>
          </table:table-cell>
          <table:table-cell table:formula="of:=([.G$1]-0.001*([.$E16]+[.$F16]))" office:value-type="float" office:value="1.86" calcext:value-type="float">
            <text:p>1.86</text:p>
          </table:table-cell>
          <table:table-cell table:formula="of:=([.H$1]-0.001*([.$E16]+[.$F16]))" office:value-type="float" office:value="3.56" calcext:value-type="float">
            <text:p>3.56</text:p>
          </table:table-cell>
          <table:table-cell table:formula="of:=([.I$1]-0.001*([.$E16]+[.$F16]))" office:value-type="float" office:value="10.56" calcext:value-type="float">
            <text:p>10.56</text:p>
          </table:table-cell>
          <table:table-cell table:formula="of:=([.G16]-[.G$18])/[.G$18]" office:value-type="percentage" office:value="0.021978021978022" calcext:value-type="percentage">
            <text:p>2.20%</text:p>
          </table:table-cell>
          <table:table-cell table:formula="of:=([.H16]-[.H$18])/[.H$18]" office:value-type="percentage" office:value="0.0113636363636364" calcext:value-type="percentage">
            <text:p>1.14%</text:p>
          </table:table-cell>
          <table:table-cell table:formula="of:=([.I16]-[.I$18])/[.I$18]" office:value-type="percentage" office:value="0.00380228136882138" calcext:value-type="percentage">
            <text:p>0.38%</text:p>
          </table:table-cell>
        </table:table-row>
        <table:table-row table:style-name="ro1">
          <table:table-cell table:formula="of:=[.A16]+5" office:value-type="float" office:value="35" calcext:value-type="float">
            <text:p>35</text:p>
          </table:table-cell>
          <table:table-cell table:formula="of:=[.B$1]+([.A17]-[.A$15])*0.0064" office:value-type="float" office:value="10.064" calcext:value-type="float">
            <text:p>10.064</text:p>
          </table:table-cell>
          <table:table-cell table:formula="of:=[.C$1]+([.A17]-[.A$15])*0.0064" office:value-type="float" office:value="100.064" calcext:value-type="float">
            <text:p>100.064</text:p>
          </table:table-cell>
          <table:table-cell table:formula="of:=([.C17]-[.C$15])/[.C$15]" office:value-type="percentage" office:value="0.000639999999999929" calcext:value-type="percentage">
            <text:p>0.06%</text:p>
          </table:table-cell>
          <table:table-cell table:formula="of:=[.E16]-2*([.A17]-[.A18])" office:value-type="float" office:value="680" calcext:value-type="float">
            <text:p>680</text:p>
          </table:table-cell>
          <table:table-cell table:formula="of:=[.F16]-2*([.A17]-[.A18])" office:value-type="float" office:value="780" calcext:value-type="float">
            <text:p>780</text:p>
          </table:table-cell>
          <table:table-cell table:formula="of:=([.G$1]-0.001*([.$E17]+[.$F17]))" office:value-type="float" office:value="1.84" calcext:value-type="float">
            <text:p>1.84</text:p>
          </table:table-cell>
          <table:table-cell table:formula="of:=([.H$1]-0.001*([.$E17]+[.$F17]))" office:value-type="float" office:value="3.54" calcext:value-type="float">
            <text:p>3.54</text:p>
          </table:table-cell>
          <table:table-cell table:formula="of:=([.I$1]-0.001*([.$E17]+[.$F17]))" office:value-type="float" office:value="10.54" calcext:value-type="float">
            <text:p>10.54</text:p>
          </table:table-cell>
          <table:table-cell table:formula="of:=([.G17]-[.G$18])/[.G$18]" office:value-type="percentage" office:value="0.010989010989011" calcext:value-type="percentage">
            <text:p>1.10%</text:p>
          </table:table-cell>
          <table:table-cell table:formula="of:=([.H17]-[.H$18])/[.H$18]" office:value-type="percentage" office:value="0.00568181818181819" calcext:value-type="percentage">
            <text:p>0.57%</text:p>
          </table:table-cell>
          <table:table-cell table:formula="of:=([.I17]-[.I$18])/[.I$18]" office:value-type="percentage" office:value="0.00190114068441061" calcext:value-type="percentage">
            <text:p>0.19%</text:p>
          </table:table-cell>
        </table:table-row>
        <table:table-row table:style-name="ro1">
          <table:table-cell table:formula="of:=[.A17]+5" office:value-type="float" office:value="40" calcext:value-type="float">
            <text:p>40</text:p>
          </table:table-cell>
          <table:table-cell table:formula="of:=[.B$1]+([.A18]-[.A$15])*0.0064" office:value-type="float" office:value="10.096" calcext:value-type="float">
            <text:p>10.096</text:p>
          </table:table-cell>
          <table:table-cell table:formula="of:=[.C$1]+([.A18]-[.A$15])*0.0064" office:value-type="float" office:value="100.096" calcext:value-type="float">
            <text:p>100.096</text:p>
          </table:table-cell>
          <table:table-cell table:formula="of:=([.C18]-[.C$15])/[.C$15]" office:value-type="percentage" office:value="0.000960000000000036" calcext:value-type="percentage">
            <text:p>0.10%</text:p>
          </table:table-cell>
          <table:table-cell table:formula="of:=[.E17]-2*([.A18]-[.A19])" office:value-type="float" office:value="690" calcext:value-type="float">
            <text:p>690</text:p>
          </table:table-cell>
          <table:table-cell table:formula="of:=[.F17]-2*([.A18]-[.A19])" office:value-type="float" office:value="790" calcext:value-type="float">
            <text:p>790</text:p>
          </table:table-cell>
          <table:table-cell table:formula="of:=([.G$1]-0.001*([.$E18]+[.$F18]))" office:value-type="float" office:value="1.82" calcext:value-type="float">
            <text:p>1.82</text:p>
          </table:table-cell>
          <table:table-cell table:formula="of:=([.H$1]-0.001*([.$E18]+[.$F18]))" office:value-type="float" office:value="3.52" calcext:value-type="float">
            <text:p>3.52</text:p>
          </table:table-cell>
          <table:table-cell table:formula="of:=([.I$1]-0.001*([.$E18]+[.$F18]))" office:value-type="float" office:value="10.52" calcext:value-type="float">
            <text:p>10.52</text:p>
          </table:table-cell>
          <table:table-cell table:formula="of:=([.G18]-[.G$18])/[.G$18]" office:value-type="percentage" office:value="0" calcext:value-type="percentage">
            <text:p>0.00%</text:p>
          </table:table-cell>
          <table:table-cell table:formula="of:=([.H18]-[.H$18])/[.H$18]" office:value-type="percentage" office:value="0" calcext:value-type="percentage">
            <text:p>0.00%</text:p>
          </table:table-cell>
          <table:table-cell table:formula="of:=([.I18]-[.I$18])/[.I$18]" office:value-type="percentage" office:value="0" calcext:value-type="percentage">
            <text:p>0.00%</text:p>
          </table:table-cell>
        </table:table-row>
        <table:table-row table:style-name="ro1">
          <table:table-cell table:formula="of:=[.A18]+5" office:value-type="float" office:value="45" calcext:value-type="float">
            <text:p>45</text:p>
          </table:table-cell>
          <table:table-cell table:formula="of:=[.B$1]+([.A19]-[.A$15])*0.0064" office:value-type="float" office:value="10.128" calcext:value-type="float">
            <text:p>10.128</text:p>
          </table:table-cell>
          <table:table-cell table:formula="of:=[.C$1]+([.A19]-[.A$15])*0.0064" office:value-type="float" office:value="100.128" calcext:value-type="float">
            <text:p>100.128</text:p>
          </table:table-cell>
          <table:table-cell table:formula="of:=([.C19]-[.C$15])/[.C$15]" office:value-type="percentage" office:value="0.00128" calcext:value-type="percentage">
            <text:p>0.13%</text:p>
          </table:table-cell>
          <table:table-cell table:formula="of:=[.E18]-2*([.A19]-[.A20])" office:value-type="float" office:value="700" calcext:value-type="float">
            <text:p>700</text:p>
          </table:table-cell>
          <table:table-cell table:formula="of:=[.F18]-2*([.A19]-[.A20])" office:value-type="float" office:value="800" calcext:value-type="float">
            <text:p>800</text:p>
          </table:table-cell>
          <table:table-cell table:formula="of:=([.G$1]-0.001*([.$E19]+[.$F19]))" office:value-type="float" office:value="1.8" calcext:value-type="float">
            <text:p>1.8</text:p>
          </table:table-cell>
          <table:table-cell table:formula="of:=([.H$1]-0.001*([.$E19]+[.$F19]))" office:value-type="float" office:value="3.5" calcext:value-type="float">
            <text:p>3.5</text:p>
          </table:table-cell>
          <table:table-cell table:formula="of:=([.I$1]-0.001*([.$E19]+[.$F19]))" office:value-type="float" office:value="10.5" calcext:value-type="float">
            <text:p>10.5</text:p>
          </table:table-cell>
          <table:table-cell table:formula="of:=([.G19]-[.G$18])/[.G$18]" office:value-type="percentage" office:value="-0.010989010989011" calcext:value-type="percentage">
            <text:p>-1.10%</text:p>
          </table:table-cell>
          <table:table-cell table:formula="of:=([.H19]-[.H$18])/[.H$18]" office:value-type="percentage" office:value="-0.00568181818181819" calcext:value-type="percentage">
            <text:p>-0.57%</text:p>
          </table:table-cell>
          <table:table-cell table:formula="of:=([.I19]-[.I$18])/[.I$18]" office:value-type="percentage" office:value="-0.00190114068441061" calcext:value-type="percentage">
            <text:p>-0.19%</text:p>
          </table:table-cell>
        </table:table-row>
        <table:table-row table:style-name="ro1">
          <table:table-cell table:formula="of:=[.A19]+5" office:value-type="float" office:value="50" calcext:value-type="float">
            <text:p>50</text:p>
          </table:table-cell>
          <table:table-cell table:formula="of:=[.B$1]+([.A20]-[.A$15])*0.0064" office:value-type="float" office:value="10.16" calcext:value-type="float">
            <text:p>10.16</text:p>
          </table:table-cell>
          <table:table-cell table:formula="of:=[.C$1]+([.A20]-[.A$15])*0.0064" office:value-type="float" office:value="100.16" calcext:value-type="float">
            <text:p>100.16</text:p>
          </table:table-cell>
          <table:table-cell table:formula="of:=([.C20]-[.C$15])/[.C$15]" office:value-type="percentage" office:value="0.00159999999999997" calcext:value-type="percentage">
            <text:p>0.16%</text:p>
          </table:table-cell>
          <table:table-cell table:formula="of:=[.E19]-2*([.A20]-[.A21])" office:value-type="float" office:value="710" calcext:value-type="float">
            <text:p>710</text:p>
          </table:table-cell>
          <table:table-cell table:formula="of:=[.F19]-2*([.A20]-[.A21])" office:value-type="float" office:value="810" calcext:value-type="float">
            <text:p>810</text:p>
          </table:table-cell>
          <table:table-cell table:formula="of:=([.G$1]-0.001*([.$E20]+[.$F20]))" office:value-type="float" office:value="1.78" calcext:value-type="float">
            <text:p>1.78</text:p>
          </table:table-cell>
          <table:table-cell table:formula="of:=([.H$1]-0.001*([.$E20]+[.$F20]))" office:value-type="float" office:value="3.48" calcext:value-type="float">
            <text:p>3.48</text:p>
          </table:table-cell>
          <table:table-cell table:formula="of:=([.I$1]-0.001*([.$E20]+[.$F20]))" office:value-type="float" office:value="10.48" calcext:value-type="float">
            <text:p>10.48</text:p>
          </table:table-cell>
          <table:table-cell table:formula="of:=([.G20]-[.G$18])/[.G$18]" office:value-type="percentage" office:value="-0.021978021978022" calcext:value-type="percentage">
            <text:p>-2.20%</text:p>
          </table:table-cell>
          <table:table-cell table:formula="of:=([.H20]-[.H$18])/[.H$18]" office:value-type="percentage" office:value="-0.0113636363636364" calcext:value-type="percentage">
            <text:p>-1.14%</text:p>
          </table:table-cell>
          <table:table-cell table:formula="of:=([.I20]-[.I$18])/[.I$18]" office:value-type="percentage" office:value="-0.00380228136882121" calcext:value-type="percentage">
            <text:p>-0.38%</text:p>
          </table:table-cell>
        </table:table-row>
        <table:table-row table:style-name="ro1">
          <table:table-cell table:formula="of:=[.A20]+5" office:value-type="float" office:value="55" calcext:value-type="float">
            <text:p>55</text:p>
          </table:table-cell>
          <table:table-cell table:formula="of:=[.B$1]+([.A21]-[.A$15])*0.0064" office:value-type="float" office:value="10.192" calcext:value-type="float">
            <text:p>10.192</text:p>
          </table:table-cell>
          <table:table-cell table:formula="of:=[.C$1]+([.A21]-[.A$15])*0.0064" office:value-type="float" office:value="100.192" calcext:value-type="float">
            <text:p>100.192</text:p>
          </table:table-cell>
          <table:table-cell table:formula="of:=([.C21]-[.C$15])/[.C$15]" office:value-type="percentage" office:value="0.00191999999999993" calcext:value-type="percentage">
            <text:p>0.19%</text:p>
          </table:table-cell>
          <table:table-cell table:formula="of:=[.E20]-2*([.A21]-[.A22])" office:value-type="float" office:value="720" calcext:value-type="float">
            <text:p>720</text:p>
          </table:table-cell>
          <table:table-cell table:formula="of:=[.F20]-2*([.A21]-[.A22])" office:value-type="float" office:value="820" calcext:value-type="float">
            <text:p>820</text:p>
          </table:table-cell>
          <table:table-cell table:formula="of:=([.G$1]-0.001*([.$E21]+[.$F21]))" office:value-type="float" office:value="1.76" calcext:value-type="float">
            <text:p>1.76</text:p>
          </table:table-cell>
          <table:table-cell table:formula="of:=([.H$1]-0.001*([.$E21]+[.$F21]))" office:value-type="float" office:value="3.46" calcext:value-type="float">
            <text:p>3.46</text:p>
          </table:table-cell>
          <table:table-cell table:formula="of:=([.I$1]-0.001*([.$E21]+[.$F21]))" office:value-type="float" office:value="10.46" calcext:value-type="float">
            <text:p>10.46</text:p>
          </table:table-cell>
          <table:table-cell table:formula="of:=([.G21]-[.G$18])/[.G$18]" office:value-type="percentage" office:value="-0.032967032967033" calcext:value-type="percentage">
            <text:p>-3.30%</text:p>
          </table:table-cell>
          <table:table-cell table:formula="of:=([.H21]-[.H$18])/[.H$18]" office:value-type="percentage" office:value="-0.0170454545454546" calcext:value-type="percentage">
            <text:p>-1.70%</text:p>
          </table:table-cell>
          <table:table-cell table:formula="of:=([.I21]-[.I$18])/[.I$18]" office:value-type="percentage" office:value="-0.00570342205323182" calcext:value-type="percentage">
            <text:p>-0.57%</text:p>
          </table:table-cell>
        </table:table-row>
        <table:table-row table:style-name="ro1">
          <table:table-cell table:formula="of:=[.A21]+5" office:value-type="float" office:value="60" calcext:value-type="float">
            <text:p>60</text:p>
          </table:table-cell>
          <table:table-cell table:formula="of:=[.B$1]+([.A22]-[.A$15])*0.0064" office:value-type="float" office:value="10.224" calcext:value-type="float">
            <text:p>10.224</text:p>
          </table:table-cell>
          <table:table-cell table:formula="of:=[.C$1]+([.A22]-[.A$15])*0.0064" office:value-type="float" office:value="100.224" calcext:value-type="float">
            <text:p>100.224</text:p>
          </table:table-cell>
          <table:table-cell table:formula="of:=([.C22]-[.C$15])/[.C$15]" office:value-type="percentage" office:value="0.00224000000000004" calcext:value-type="percentage">
            <text:p>0.22%</text:p>
          </table:table-cell>
          <table:table-cell table:formula="of:=[.E21]-2*([.A22]-[.A23])" office:value-type="float" office:value="730" calcext:value-type="float">
            <text:p>730</text:p>
          </table:table-cell>
          <table:table-cell table:formula="of:=[.F21]-2*([.A22]-[.A23])" office:value-type="float" office:value="830" calcext:value-type="float">
            <text:p>830</text:p>
          </table:table-cell>
          <table:table-cell table:formula="of:=([.G$1]-0.001*([.$E22]+[.$F22]))" office:value-type="float" office:value="1.74" calcext:value-type="float">
            <text:p>1.74</text:p>
          </table:table-cell>
          <table:table-cell table:formula="of:=([.H$1]-0.001*([.$E22]+[.$F22]))" office:value-type="float" office:value="3.44" calcext:value-type="float">
            <text:p>3.44</text:p>
          </table:table-cell>
          <table:table-cell table:formula="of:=([.I$1]-0.001*([.$E22]+[.$F22]))" office:value-type="float" office:value="10.44" calcext:value-type="float">
            <text:p>10.44</text:p>
          </table:table-cell>
          <table:table-cell table:formula="of:=([.G22]-[.G$18])/[.G$18]" office:value-type="percentage" office:value="-0.043956043956044" calcext:value-type="percentage">
            <text:p>-4.40%</text:p>
          </table:table-cell>
          <table:table-cell table:formula="of:=([.H22]-[.H$18])/[.H$18]" office:value-type="percentage" office:value="-0.0227272727272727" calcext:value-type="percentage">
            <text:p>-2.27%</text:p>
          </table:table-cell>
          <table:table-cell table:formula="of:=([.I22]-[.I$18])/[.I$18]" office:value-type="percentage" office:value="-0.00760456273764259" calcext:value-type="percentage">
            <text:p>-0.76%</text:p>
          </table:table-cell>
        </table:table-row>
        <table:table-row table:style-name="ro1">
          <table:table-cell table:formula="of:=[.A22]+5" office:value-type="float" office:value="65" calcext:value-type="float">
            <text:p>65</text:p>
          </table:table-cell>
          <table:table-cell table:formula="of:=[.B$1]+([.A23]-[.A$15])*0.0064" office:value-type="float" office:value="10.256" calcext:value-type="float">
            <text:p>10.256</text:p>
          </table:table-cell>
          <table:table-cell table:formula="of:=[.C$1]+([.A23]-[.A$15])*0.0064" office:value-type="float" office:value="100.256" calcext:value-type="float">
            <text:p>100.256</text:p>
          </table:table-cell>
          <table:table-cell table:formula="of:=([.C23]-[.C$15])/[.C$15]" office:value-type="percentage" office:value="0.00256" calcext:value-type="percentage">
            <text:p>0.26%</text:p>
          </table:table-cell>
          <table:table-cell table:formula="of:=[.E22]-2*([.A23]-[.A24])" office:value-type="float" office:value="740" calcext:value-type="float">
            <text:p>740</text:p>
          </table:table-cell>
          <table:table-cell table:formula="of:=[.F22]-2*([.A23]-[.A24])" office:value-type="float" office:value="840" calcext:value-type="float">
            <text:p>840</text:p>
          </table:table-cell>
          <table:table-cell table:formula="of:=([.G$1]-0.001*([.$E23]+[.$F23]))" office:value-type="float" office:value="1.72" calcext:value-type="float">
            <text:p>1.72</text:p>
          </table:table-cell>
          <table:table-cell table:formula="of:=([.H$1]-0.001*([.$E23]+[.$F23]))" office:value-type="float" office:value="3.42" calcext:value-type="float">
            <text:p>3.42</text:p>
          </table:table-cell>
          <table:table-cell table:formula="of:=([.I$1]-0.001*([.$E23]+[.$F23]))" office:value-type="float" office:value="10.42" calcext:value-type="float">
            <text:p>10.42</text:p>
          </table:table-cell>
          <table:table-cell table:formula="of:=([.G23]-[.G$18])/[.G$18]" office:value-type="percentage" office:value="-0.054945054945055" calcext:value-type="percentage">
            <text:p>-5.49%</text:p>
          </table:table-cell>
          <table:table-cell table:formula="of:=([.H23]-[.H$18])/[.H$18]" office:value-type="percentage" office:value="-0.0284090909090909" calcext:value-type="percentage">
            <text:p>-2.84%</text:p>
          </table:table-cell>
          <table:table-cell table:formula="of:=([.I23]-[.I$18])/[.I$18]" office:value-type="percentage" office:value="-0.0095057034220532" calcext:value-type="percentage">
            <text:p>-0.95%</text:p>
          </table:table-cell>
        </table:table-row>
        <table:table-row table:style-name="ro1">
          <table:table-cell table:formula="of:=[.A23]+5" office:value-type="float" office:value="70" calcext:value-type="float">
            <text:p>70</text:p>
          </table:table-cell>
          <table:table-cell table:formula="of:=[.B$1]+([.A24]-[.A$15])*0.0064" office:value-type="float" office:value="10.288" calcext:value-type="float">
            <text:p>10.288</text:p>
          </table:table-cell>
          <table:table-cell table:formula="of:=[.C$1]+([.A24]-[.A$15])*0.0064" office:value-type="float" office:value="100.288" calcext:value-type="float">
            <text:p>100.288</text:p>
          </table:table-cell>
          <table:table-cell table:formula="of:=([.C24]-[.C$15])/[.C$15]" office:value-type="percentage" office:value="0.00287999999999997" calcext:value-type="percentage">
            <text:p>0.29%</text:p>
          </table:table-cell>
          <table:table-cell table:formula="of:=[.E23]-2*([.A24]-[.A25])" office:value-type="float" office:value="750" calcext:value-type="float">
            <text:p>750</text:p>
          </table:table-cell>
          <table:table-cell table:formula="of:=[.F23]-2*([.A24]-[.A25])" office:value-type="float" office:value="850" calcext:value-type="float">
            <text:p>850</text:p>
          </table:table-cell>
          <table:table-cell table:formula="of:=([.G$1]-0.001*([.$E24]+[.$F24]))" office:value-type="float" office:value="1.7" calcext:value-type="float">
            <text:p>1.7</text:p>
          </table:table-cell>
          <table:table-cell table:formula="of:=([.H$1]-0.001*([.$E24]+[.$F24]))" office:value-type="float" office:value="3.4" calcext:value-type="float">
            <text:p>3.4</text:p>
          </table:table-cell>
          <table:table-cell table:formula="of:=([.I$1]-0.001*([.$E24]+[.$F24]))" office:value-type="float" office:value="10.4" calcext:value-type="float">
            <text:p>10.4</text:p>
          </table:table-cell>
          <table:table-cell table:formula="of:=([.G24]-[.G$18])/[.G$18]" office:value-type="percentage" office:value="-0.065934065934066" calcext:value-type="percentage">
            <text:p>-6.59%</text:p>
          </table:table-cell>
          <table:table-cell table:formula="of:=([.H24]-[.H$18])/[.H$18]" office:value-type="percentage" office:value="-0.0340909090909091" calcext:value-type="percentage">
            <text:p>-3.41%</text:p>
          </table:table-cell>
          <table:table-cell table:formula="of:=([.I24]-[.I$18])/[.I$18]" office:value-type="percentage" office:value="-0.0114068441064638" calcext:value-type="percentage">
            <text:p>-1.14%</text:p>
          </table:table-cell>
        </table:table-row>
        <table:table-row table:style-name="ro1">
          <table:table-cell table:formula="of:=[.A24]+5" office:value-type="float" office:value="75" calcext:value-type="float">
            <text:p>75</text:p>
          </table:table-cell>
          <table:table-cell table:formula="of:=[.B$1]+([.A25]-[.A$15])*0.0064" office:value-type="float" office:value="10.32" calcext:value-type="float">
            <text:p>10.32</text:p>
          </table:table-cell>
          <table:table-cell table:formula="of:=[.C$1]+([.A25]-[.A$15])*0.0064" office:value-type="float" office:value="100.32" calcext:value-type="float">
            <text:p>100.32</text:p>
          </table:table-cell>
          <table:table-cell table:formula="of:=([.C25]-[.C$15])/[.C$15]" office:value-type="percentage" office:value="0.00319999999999993" calcext:value-type="percentage">
            <text:p>0.32%</text:p>
          </table:table-cell>
          <table:table-cell table:formula="of:=[.E24]-2*([.A25]-[.A26])" office:value-type="float" office:value="760" calcext:value-type="float">
            <text:p>760</text:p>
          </table:table-cell>
          <table:table-cell table:formula="of:=[.F24]-2*([.A25]-[.A26])" office:value-type="float" office:value="860" calcext:value-type="float">
            <text:p>860</text:p>
          </table:table-cell>
          <table:table-cell table:formula="of:=([.G$1]-0.001*([.$E25]+[.$F25]))" office:value-type="float" office:value="1.68" calcext:value-type="float">
            <text:p>1.68</text:p>
          </table:table-cell>
          <table:table-cell table:formula="of:=([.H$1]-0.001*([.$E25]+[.$F25]))" office:value-type="float" office:value="3.38" calcext:value-type="float">
            <text:p>3.38</text:p>
          </table:table-cell>
          <table:table-cell table:formula="of:=([.I$1]-0.001*([.$E25]+[.$F25]))" office:value-type="float" office:value="10.38" calcext:value-type="float">
            <text:p>10.38</text:p>
          </table:table-cell>
          <table:table-cell table:formula="of:=([.G25]-[.G$18])/[.G$18]" office:value-type="percentage" office:value="-0.076923076923077" calcext:value-type="percentage">
            <text:p>-7.69%</text:p>
          </table:table-cell>
          <table:table-cell table:formula="of:=([.H25]-[.H$18])/[.H$18]" office:value-type="percentage" office:value="-0.0397727272727273" calcext:value-type="percentage">
            <text:p>-3.98%</text:p>
          </table:table-cell>
          <table:table-cell table:formula="of:=([.I25]-[.I$18])/[.I$18]" office:value-type="percentage" office:value="-0.0133079847908746" calcext:value-type="percentage">
            <text:p>-1.33%</text:p>
          </table:table-cell>
        </table:table-row>
        <table:table-row table:style-name="ro1">
          <table:table-cell table:formula="of:=[.A25]+5" office:value-type="float" office:value="80" calcext:value-type="float">
            <text:p>80</text:p>
          </table:table-cell>
          <table:table-cell table:formula="of:=[.B$1]+([.A26]-[.A$15])*0.0064" office:value-type="float" office:value="10.352" calcext:value-type="float">
            <text:p>10.352</text:p>
          </table:table-cell>
          <table:table-cell table:formula="of:=[.C$1]+([.A26]-[.A$15])*0.0064" office:value-type="float" office:value="100.352" calcext:value-type="float">
            <text:p>100.352</text:p>
          </table:table-cell>
          <table:table-cell table:formula="of:=([.C26]-[.C$15])/[.C$15]" office:value-type="percentage" office:value="0.00352000000000004" calcext:value-type="percentage">
            <text:p>0.35%</text:p>
          </table:table-cell>
          <table:table-cell table:formula="of:=[.E25]-2*([.A26]-[.A27])" office:value-type="float" office:value="770" calcext:value-type="float">
            <text:p>770</text:p>
          </table:table-cell>
          <table:table-cell table:formula="of:=[.F25]-2*([.A26]-[.A27])" office:value-type="float" office:value="870" calcext:value-type="float">
            <text:p>870</text:p>
          </table:table-cell>
          <table:table-cell table:formula="of:=([.G$1]-0.001*([.$E26]+[.$F26]))" office:value-type="float" office:value="1.66" calcext:value-type="float">
            <text:p>1.66</text:p>
          </table:table-cell>
          <table:table-cell table:formula="of:=([.H$1]-0.001*([.$E26]+[.$F26]))" office:value-type="float" office:value="3.36" calcext:value-type="float">
            <text:p>3.36</text:p>
          </table:table-cell>
          <table:table-cell table:formula="of:=([.I$1]-0.001*([.$E26]+[.$F26]))" office:value-type="float" office:value="10.36" calcext:value-type="float">
            <text:p>10.36</text:p>
          </table:table-cell>
          <table:table-cell table:formula="of:=([.G26]-[.G$18])/[.G$18]" office:value-type="percentage" office:value="-0.087912087912088" calcext:value-type="percentage">
            <text:p>-8.79%</text:p>
          </table:table-cell>
          <table:table-cell table:formula="of:=([.H26]-[.H$18])/[.H$18]" office:value-type="percentage" office:value="-0.0454545454545455" calcext:value-type="percentage">
            <text:p>-4.55%</text:p>
          </table:table-cell>
          <table:table-cell table:formula="of:=([.I26]-[.I$18])/[.I$18]" office:value-type="percentage" office:value="-0.0152091254752852" calcext:value-type="percentage">
            <text:p>-1.52%</text:p>
          </table:table-cell>
        </table:table-row>
        <table:table-row table:style-name="ro1">
          <table:table-cell table:formula="of:=[.A26]+5" office:value-type="float" office:value="85" calcext:value-type="float">
            <text:p>85</text:p>
          </table:table-cell>
          <table:table-cell table:formula="of:=[.B$1]+([.A27]-[.A$15])*0.0064" office:value-type="float" office:value="10.384" calcext:value-type="float">
            <text:p>10.384</text:p>
          </table:table-cell>
          <table:table-cell table:formula="of:=[.C$1]+([.A27]-[.A$15])*0.0064" office:value-type="float" office:value="100.384" calcext:value-type="float">
            <text:p>100.384</text:p>
          </table:table-cell>
          <table:table-cell table:formula="of:=([.C27]-[.C$15])/[.C$15]" office:value-type="percentage" office:value="0.00384" calcext:value-type="percentage">
            <text:p>0.38%</text:p>
          </table:table-cell>
          <table:table-cell table:formula="of:=[.E26]-2*([.A27]-[.A28])" office:value-type="float" office:value="780" calcext:value-type="float">
            <text:p>780</text:p>
          </table:table-cell>
          <table:table-cell table:formula="of:=[.F26]-2*([.A27]-[.A28])" office:value-type="float" office:value="880" calcext:value-type="float">
            <text:p>880</text:p>
          </table:table-cell>
          <table:table-cell table:formula="of:=([.G$1]-0.001*([.$E27]+[.$F27]))" office:value-type="float" office:value="1.64" calcext:value-type="float">
            <text:p>1.64</text:p>
          </table:table-cell>
          <table:table-cell table:formula="of:=([.H$1]-0.001*([.$E27]+[.$F27]))" office:value-type="float" office:value="3.34" calcext:value-type="float">
            <text:p>3.34</text:p>
          </table:table-cell>
          <table:table-cell table:formula="of:=([.I$1]-0.001*([.$E27]+[.$F27]))" office:value-type="float" office:value="10.34" calcext:value-type="float">
            <text:p>10.34</text:p>
          </table:table-cell>
          <table:table-cell table:formula="of:=([.G27]-[.G$18])/[.G$18]" office:value-type="percentage" office:value="-0.098901098901099" calcext:value-type="percentage">
            <text:p>-9.89%</text:p>
          </table:table-cell>
          <table:table-cell table:formula="of:=([.H27]-[.H$18])/[.H$18]" office:value-type="percentage" office:value="-0.0511363636363637" calcext:value-type="percentage">
            <text:p>-5.11%</text:p>
          </table:table-cell>
          <table:table-cell table:formula="of:=([.I27]-[.I$18])/[.I$18]" office:value-type="percentage" office:value="-0.0171102661596958" calcext:value-type="percentage">
            <text:p>-1.71%</text:p>
          </table:table-cell>
        </table:table-row>
        <table:table-row table:style-name="ro1">
          <table:table-cell table:formula="of:=[.A27]+5" office:value-type="float" office:value="90" calcext:value-type="float">
            <text:p>90</text:p>
          </table:table-cell>
          <table:table-cell table:formula="of:=[.B$1]+([.A28]-[.A$15])*0.0064" office:value-type="float" office:value="10.416" calcext:value-type="float">
            <text:p>10.416</text:p>
          </table:table-cell>
          <table:table-cell table:formula="of:=[.C$1]+([.A28]-[.A$15])*0.0064" office:value-type="float" office:value="100.416" calcext:value-type="float">
            <text:p>100.416</text:p>
          </table:table-cell>
          <table:table-cell table:formula="of:=([.C28]-[.C$15])/[.C$15]" office:value-type="percentage" office:value="0.00415999999999997" calcext:value-type="percentage">
            <text:p>0.42%</text:p>
          </table:table-cell>
          <table:table-cell table:formula="of:=[.E27]-2*([.A28]-[.A29])" office:value-type="float" office:value="790" calcext:value-type="float">
            <text:p>790</text:p>
          </table:table-cell>
          <table:table-cell table:formula="of:=[.F27]-2*([.A28]-[.A29])" office:value-type="float" office:value="890" calcext:value-type="float">
            <text:p>890</text:p>
          </table:table-cell>
          <table:table-cell table:formula="of:=([.G$1]-0.001*([.$E28]+[.$F28]))" office:value-type="float" office:value="1.62" calcext:value-type="float">
            <text:p>1.62</text:p>
          </table:table-cell>
          <table:table-cell table:formula="of:=([.H$1]-0.001*([.$E28]+[.$F28]))" office:value-type="float" office:value="3.32" calcext:value-type="float">
            <text:p>3.32</text:p>
          </table:table-cell>
          <table:table-cell table:formula="of:=([.I$1]-0.001*([.$E28]+[.$F28]))" office:value-type="float" office:value="10.32" calcext:value-type="float">
            <text:p>10.32</text:p>
          </table:table-cell>
          <table:table-cell table:formula="of:=([.G28]-[.G$18])/[.G$18]" office:value-type="percentage" office:value="-0.10989010989011" calcext:value-type="percentage">
            <text:p>-10.99%</text:p>
          </table:table-cell>
          <table:table-cell table:formula="of:=([.H28]-[.H$18])/[.H$18]" office:value-type="percentage" office:value="-0.0568181818181817" calcext:value-type="percentage">
            <text:p>-5.68%</text:p>
          </table:table-cell>
          <table:table-cell table:formula="of:=([.I28]-[.I$18])/[.I$18]" office:value-type="percentage" office:value="-0.0190114068441064" calcext:value-type="percentage">
            <text:p>-1.90%</text:p>
          </table:table-cell>
        </table:table-row>
        <table:table-row table:style-name="ro1">
          <table:table-cell table:formula="of:=[.A28]+5" office:value-type="float" office:value="95" calcext:value-type="float">
            <text:p>95</text:p>
          </table:table-cell>
          <table:table-cell table:formula="of:=[.B$1]+([.A29]-[.A$15])*0.0064" office:value-type="float" office:value="10.448" calcext:value-type="float">
            <text:p>10.448</text:p>
          </table:table-cell>
          <table:table-cell table:formula="of:=[.C$1]+([.A29]-[.A$15])*0.0064" office:value-type="float" office:value="100.448" calcext:value-type="float">
            <text:p>100.448</text:p>
          </table:table-cell>
          <table:table-cell table:formula="of:=([.C29]-[.C$15])/[.C$15]" office:value-type="percentage" office:value="0.00447999999999993" calcext:value-type="percentage">
            <text:p>0.45%</text:p>
          </table:table-cell>
          <table:table-cell table:formula="of:=[.E28]-2*([.A29]-[.A30])" office:value-type="float" office:value="800" calcext:value-type="float">
            <text:p>800</text:p>
          </table:table-cell>
          <table:table-cell table:formula="of:=[.F28]-2*([.A29]-[.A30])" office:value-type="float" office:value="900" calcext:value-type="float">
            <text:p>900</text:p>
          </table:table-cell>
          <table:table-cell table:formula="of:=([.G$1]-0.001*([.$E29]+[.$F29]))" office:value-type="float" office:value="1.6" calcext:value-type="float">
            <text:p>1.6</text:p>
          </table:table-cell>
          <table:table-cell table:formula="of:=([.H$1]-0.001*([.$E29]+[.$F29]))" office:value-type="float" office:value="3.3" calcext:value-type="float">
            <text:p>3.3</text:p>
          </table:table-cell>
          <table:table-cell table:formula="of:=([.I$1]-0.001*([.$E29]+[.$F29]))" office:value-type="float" office:value="10.3" calcext:value-type="float">
            <text:p>10.3</text:p>
          </table:table-cell>
          <table:table-cell table:formula="of:=([.G29]-[.G$18])/[.G$18]" office:value-type="percentage" office:value="-0.120879120879121" calcext:value-type="percentage">
            <text:p>-12.09%</text:p>
          </table:table-cell>
          <table:table-cell table:formula="of:=([.H29]-[.H$18])/[.H$18]" office:value-type="percentage" office:value="-0.0625000000000001" calcext:value-type="percentage">
            <text:p>-6.25%</text:p>
          </table:table-cell>
          <table:table-cell table:formula="of:=([.I29]-[.I$18])/[.I$18]" office:value-type="percentage" office:value="-0.020912547528517" calcext:value-type="percentage">
            <text:p>-2.09%</text:p>
          </table:table-cell>
        </table:table-row>
        <table:table-row table:style-name="ro1">
          <table:table-cell table:formula="of:=[.A29]+5" office:value-type="float" office:value="100" calcext:value-type="float">
            <text:p>100</text:p>
          </table:table-cell>
          <table:table-cell table:formula="of:=[.B$1]+([.A30]-[.A$15])*0.0064" office:value-type="float" office:value="10.48" calcext:value-type="float">
            <text:p>10.48</text:p>
          </table:table-cell>
          <table:table-cell table:formula="of:=[.C$1]+([.A30]-[.A$15])*0.0064" office:value-type="float" office:value="100.48" calcext:value-type="float">
            <text:p>100.48</text:p>
          </table:table-cell>
          <table:table-cell table:formula="of:=([.C30]-[.C$15])/[.C$15]" office:value-type="percentage" office:value="0.00480000000000004" calcext:value-type="percentage">
            <text:p>0.48%</text:p>
          </table:table-cell>
          <table:table-cell table:formula="of:=[.E29]-2*([.A30]-[.A31])" office:value-type="float" office:value="810" calcext:value-type="float">
            <text:p>810</text:p>
          </table:table-cell>
          <table:table-cell table:formula="of:=[.F29]-2*([.A30]-[.A31])" office:value-type="float" office:value="910" calcext:value-type="float">
            <text:p>910</text:p>
          </table:table-cell>
          <table:table-cell table:formula="of:=([.G$1]-0.001*([.$E30]+[.$F30]))" office:value-type="float" office:value="1.58" calcext:value-type="float">
            <text:p>1.58</text:p>
          </table:table-cell>
          <table:table-cell table:formula="of:=([.H$1]-0.001*([.$E30]+[.$F30]))" office:value-type="float" office:value="3.28" calcext:value-type="float">
            <text:p>3.28</text:p>
          </table:table-cell>
          <table:table-cell table:formula="of:=([.I$1]-0.001*([.$E30]+[.$F30]))" office:value-type="float" office:value="10.28" calcext:value-type="float">
            <text:p>10.28</text:p>
          </table:table-cell>
          <table:table-cell table:formula="of:=([.G30]-[.G$18])/[.G$18]" office:value-type="percentage" office:value="-0.131868131868132" calcext:value-type="percentage">
            <text:p>-13.19%</text:p>
          </table:table-cell>
          <table:table-cell table:formula="of:=([.H30]-[.H$18])/[.H$18]" office:value-type="percentage" office:value="-0.0681818181818181" calcext:value-type="percentage">
            <text:p>-6.82%</text:p>
          </table:table-cell>
          <table:table-cell table:formula="of:=([.I30]-[.I$18])/[.I$18]" office:value-type="percentage" office:value="-0.0228136882129278" calcext:value-type="percentage">
            <text:p>-2.28%</text:p>
          </table:table-cell>
        </table:table-row>
        <table:table-row table:style-name="ro1">
          <table:table-cell table:formula="of:=[.A30]+5" office:value-type="float" office:value="105" calcext:value-type="float">
            <text:p>105</text:p>
          </table:table-cell>
          <table:table-cell table:formula="of:=[.B$1]+([.A31]-[.A$15])*0.0064" office:value-type="float" office:value="10.512" calcext:value-type="float">
            <text:p>10.512</text:p>
          </table:table-cell>
          <table:table-cell table:formula="of:=[.C$1]+([.A31]-[.A$15])*0.0064" office:value-type="float" office:value="100.512" calcext:value-type="float">
            <text:p>100.512</text:p>
          </table:table-cell>
          <table:table-cell table:formula="of:=([.C31]-[.C$15])/[.C$15]" office:value-type="percentage" office:value="0.00512" calcext:value-type="percentage">
            <text:p>0.51%</text:p>
          </table:table-cell>
          <table:table-cell table:formula="of:=[.E30]-2*([.A31]-[.A32])" office:value-type="float" office:value="820" calcext:value-type="float">
            <text:p>820</text:p>
          </table:table-cell>
          <table:table-cell table:formula="of:=[.F30]-2*([.A31]-[.A32])" office:value-type="float" office:value="920" calcext:value-type="float">
            <text:p>920</text:p>
          </table:table-cell>
          <table:table-cell table:formula="of:=([.G$1]-0.001*([.$E31]+[.$F31]))" office:value-type="float" office:value="1.56" calcext:value-type="float">
            <text:p>1.56</text:p>
          </table:table-cell>
          <table:table-cell table:formula="of:=([.H$1]-0.001*([.$E31]+[.$F31]))" office:value-type="float" office:value="3.26" calcext:value-type="float">
            <text:p>3.26</text:p>
          </table:table-cell>
          <table:table-cell table:formula="of:=([.I$1]-0.001*([.$E31]+[.$F31]))" office:value-type="float" office:value="10.26" calcext:value-type="float">
            <text:p>10.26</text:p>
          </table:table-cell>
          <table:table-cell table:formula="of:=([.G31]-[.G$18])/[.G$18]" office:value-type="percentage" office:value="-0.142857142857143" calcext:value-type="percentage">
            <text:p>-14.29%</text:p>
          </table:table-cell>
          <table:table-cell table:formula="of:=([.H31]-[.H$18])/[.H$18]" office:value-type="percentage" office:value="-0.0738636363636364" calcext:value-type="percentage">
            <text:p>-7.39%</text:p>
          </table:table-cell>
          <table:table-cell table:formula="of:=([.I31]-[.I$18])/[.I$18]" office:value-type="percentage" office:value="-0.0247148288973384" calcext:value-type="percentage">
            <text:p>-2.47%</text:p>
          </table:table-cell>
        </table:table-row>
        <table:table-row table:style-name="ro1">
          <table:table-cell table:formula="of:=[.A31]+5" office:value-type="float" office:value="110" calcext:value-type="float">
            <text:p>110</text:p>
          </table:table-cell>
          <table:table-cell table:formula="of:=[.B$1]+([.A32]-[.A$15])*0.0064" office:value-type="float" office:value="10.544" calcext:value-type="float">
            <text:p>10.544</text:p>
          </table:table-cell>
          <table:table-cell table:formula="of:=[.C$1]+([.A32]-[.A$15])*0.0064" office:value-type="float" office:value="100.544" calcext:value-type="float">
            <text:p>100.544</text:p>
          </table:table-cell>
          <table:table-cell table:formula="of:=([.C32]-[.C$15])/[.C$15]" office:value-type="percentage" office:value="0.00543999999999997" calcext:value-type="percentage">
            <text:p>0.54%</text:p>
          </table:table-cell>
          <table:table-cell table:formula="of:=[.E31]-2*([.A32]-[.A33])" office:value-type="float" office:value="830" calcext:value-type="float">
            <text:p>830</text:p>
          </table:table-cell>
          <table:table-cell table:formula="of:=[.F31]-2*([.A32]-[.A33])" office:value-type="float" office:value="930" calcext:value-type="float">
            <text:p>930</text:p>
          </table:table-cell>
          <table:table-cell table:formula="of:=([.G$1]-0.001*([.$E32]+[.$F32]))" office:value-type="float" office:value="1.54" calcext:value-type="float">
            <text:p>1.54</text:p>
          </table:table-cell>
          <table:table-cell table:formula="of:=([.H$1]-0.001*([.$E32]+[.$F32]))" office:value-type="float" office:value="3.24" calcext:value-type="float">
            <text:p>3.24</text:p>
          </table:table-cell>
          <table:table-cell table:formula="of:=([.I$1]-0.001*([.$E32]+[.$F32]))" office:value-type="float" office:value="10.24" calcext:value-type="float">
            <text:p>10.24</text:p>
          </table:table-cell>
          <table:table-cell table:formula="of:=([.G32]-[.G$18])/[.G$18]" office:value-type="percentage" office:value="-0.153846153846154" calcext:value-type="percentage">
            <text:p>-15.38%</text:p>
          </table:table-cell>
          <table:table-cell table:formula="of:=([.H32]-[.H$18])/[.H$18]" office:value-type="percentage" office:value="-0.0795454545454545" calcext:value-type="percentage">
            <text:p>-7.95%</text:p>
          </table:table-cell>
          <table:table-cell table:formula="of:=([.I32]-[.I$18])/[.I$18]" office:value-type="percentage" office:value="-0.026615969581749" calcext:value-type="percentage">
            <text:p>-2.66%</text:p>
          </table:table-cell>
        </table:table-row>
        <table:table-row table:style-name="ro1">
          <table:table-cell table:formula="of:=[.A32]+5" office:value-type="float" office:value="115" calcext:value-type="float">
            <text:p>115</text:p>
          </table:table-cell>
          <table:table-cell table:formula="of:=[.B$1]+([.A33]-[.A$15])*0.0064" office:value-type="float" office:value="10.576" calcext:value-type="float">
            <text:p>10.576</text:p>
          </table:table-cell>
          <table:table-cell table:formula="of:=[.C$1]+([.A33]-[.A$15])*0.0064" office:value-type="float" office:value="100.576" calcext:value-type="float">
            <text:p>100.576</text:p>
          </table:table-cell>
          <table:table-cell table:formula="of:=([.C33]-[.C$15])/[.C$15]" office:value-type="percentage" office:value="0.00575999999999993" calcext:value-type="percentage">
            <text:p>0.58%</text:p>
          </table:table-cell>
          <table:table-cell table:formula="of:=[.E32]-2*([.A33]-[.A34])" office:value-type="float" office:value="840" calcext:value-type="float">
            <text:p>840</text:p>
          </table:table-cell>
          <table:table-cell table:formula="of:=[.F32]-2*([.A33]-[.A34])" office:value-type="float" office:value="940" calcext:value-type="float">
            <text:p>940</text:p>
          </table:table-cell>
          <table:table-cell table:formula="of:=([.G$1]-0.001*([.$E33]+[.$F33]))" office:value-type="float" office:value="1.52" calcext:value-type="float">
            <text:p>1.52</text:p>
          </table:table-cell>
          <table:table-cell table:formula="of:=([.H$1]-0.001*([.$E33]+[.$F33]))" office:value-type="float" office:value="3.22" calcext:value-type="float">
            <text:p>3.22</text:p>
          </table:table-cell>
          <table:table-cell table:formula="of:=([.I$1]-0.001*([.$E33]+[.$F33]))" office:value-type="float" office:value="10.22" calcext:value-type="float">
            <text:p>10.22</text:p>
          </table:table-cell>
          <table:table-cell table:formula="of:=([.G33]-[.G$18])/[.G$18]" office:value-type="percentage" office:value="-0.164835164835165" calcext:value-type="percentage">
            <text:p>-16.48%</text:p>
          </table:table-cell>
          <table:table-cell table:formula="of:=([.H33]-[.H$18])/[.H$18]" office:value-type="percentage" office:value="-0.0852272727272728" calcext:value-type="percentage">
            <text:p>-8.52%</text:p>
          </table:table-cell>
          <table:table-cell table:formula="of:=([.I33]-[.I$18])/[.I$18]" office:value-type="percentage" office:value="-0.0285171102661596" calcext:value-type="percentage">
            <text:p>-2.85%</text:p>
          </table:table-cell>
        </table:table-row>
        <table:table-row table:style-name="ro1">
          <table:table-cell table:formula="of:=[.A33]+5" office:value-type="float" office:value="120" calcext:value-type="float">
            <text:p>120</text:p>
          </table:table-cell>
          <table:table-cell table:formula="of:=[.B$1]+([.A34]-[.A$15])*0.0064" office:value-type="float" office:value="10.608" calcext:value-type="float">
            <text:p>10.608</text:p>
          </table:table-cell>
          <table:table-cell table:formula="of:=[.C$1]+([.A34]-[.A$15])*0.0064" office:value-type="float" office:value="100.608" calcext:value-type="float">
            <text:p>100.608</text:p>
          </table:table-cell>
          <table:table-cell table:formula="of:=([.C34]-[.C$15])/[.C$15]" office:value-type="percentage" office:value="0.00608000000000004" calcext:value-type="percentage">
            <text:p>0.61%</text:p>
          </table:table-cell>
          <table:table-cell table:formula="of:=[.E33]-2*([.A34]-[.A35])" office:value-type="float" office:value="850" calcext:value-type="float">
            <text:p>850</text:p>
          </table:table-cell>
          <table:table-cell table:formula="of:=[.F33]-2*([.A34]-[.A35])" office:value-type="float" office:value="950" calcext:value-type="float">
            <text:p>950</text:p>
          </table:table-cell>
          <table:table-cell table:formula="of:=([.G$1]-0.001*([.$E34]+[.$F34]))" office:value-type="float" office:value="1.5" calcext:value-type="float">
            <text:p>1.5</text:p>
          </table:table-cell>
          <table:table-cell table:formula="of:=([.H$1]-0.001*([.$E34]+[.$F34]))" office:value-type="float" office:value="3.2" calcext:value-type="float">
            <text:p>3.2</text:p>
          </table:table-cell>
          <table:table-cell table:formula="of:=([.I$1]-0.001*([.$E34]+[.$F34]))" office:value-type="float" office:value="10.2" calcext:value-type="float">
            <text:p>10.2</text:p>
          </table:table-cell>
          <table:table-cell table:formula="of:=([.G34]-[.G$18])/[.G$18]" office:value-type="percentage" office:value="-0.175824175824176" calcext:value-type="percentage">
            <text:p>-17.58%</text:p>
          </table:table-cell>
          <table:table-cell table:formula="of:=([.H34]-[.H$18])/[.H$18]" office:value-type="percentage" office:value="-0.0909090909090909" calcext:value-type="percentage">
            <text:p>-9.09%</text:p>
          </table:table-cell>
          <table:table-cell table:formula="of:=([.I34]-[.I$18])/[.I$18]" office:value-type="percentage" office:value="-0.0304182509505704" calcext:value-type="percentage">
            <text:p>-3.04%</text:p>
          </table:table-cell>
        </table:table-row>
        <table:table-row table:style-name="ro1">
          <table:table-cell table:formula="of:=[.A34]+5" office:value-type="float" office:value="125" calcext:value-type="float">
            <text:p>125</text:p>
          </table:table-cell>
          <table:table-cell table:formula="of:=[.B$1]+([.A35]-[.A$15])*0.0064" office:value-type="float" office:value="10.64" calcext:value-type="float">
            <text:p>10.64</text:p>
          </table:table-cell>
          <table:table-cell table:formula="of:=[.C$1]+([.A35]-[.A$15])*0.0064" office:value-type="float" office:value="100.64" calcext:value-type="float">
            <text:p>100.64</text:p>
          </table:table-cell>
          <table:table-cell table:formula="of:=([.C35]-[.C$15])/[.C$15]" office:value-type="percentage" office:value="0.00640000000000001" calcext:value-type="percentage">
            <text:p>0.64%</text:p>
          </table:table-cell>
          <table:table-cell table:formula="of:=[.E34]-2*([.A35]-[.A36])" office:value-type="float" office:value="600" calcext:value-type="float">
            <text:p>600</text:p>
          </table:table-cell>
          <table:table-cell table:formula="of:=[.F34]-2*([.A35]-[.A36])" office:value-type="float" office:value="700" calcext:value-type="float">
            <text:p>700</text:p>
          </table:table-cell>
          <table:table-cell table:formula="of:=([.G$1]-0.001*([.$E35]+[.$F35]))" office:value-type="float" office:value="2" calcext:value-type="float">
            <text:p>2</text:p>
          </table:table-cell>
          <table:table-cell table:formula="of:=([.H$1]-0.001*([.$E35]+[.$F35]))" office:value-type="float" office:value="3.7" calcext:value-type="float">
            <text:p>3.7</text:p>
          </table:table-cell>
          <table:table-cell table:formula="of:=([.I$1]-0.001*([.$E35]+[.$F35]))" office:value-type="float" office:value="10.7" calcext:value-type="float">
            <text:p>10.7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23:05:14.172531992</meta:creation-date>
    <dc:date>2020-01-24T23:58:45.754920586</dc:date>
    <meta:editing-duration>PT12M30S</meta:editing-duration>
    <meta:editing-cycles>1</meta:editing-cycles>
    <meta:document-statistic meta:table-count="1" meta:cell-count="412" meta:object-count="0"/>
    <meta:generator>LibreOffice/6.0.7.3$Linux_X86_64 LibreOffice_project/00m0$Build-3</meta:generator>
  </office:meta>
</office:document-meta>
</file>